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c0935" officeooo:paragraph-rsid="000c0935"/>
    </style:style>
    <style:style style:name="P2" style:family="paragraph" style:parent-style-name="Standard">
      <style:paragraph-properties fo:text-align="center" style:justify-single-word="false"/>
      <style:text-properties officeooo:rsid="000c0935" officeooo:paragraph-rsid="000c0935"/>
    </style:style>
    <style:style style:name="P3" style:family="paragraph" style:parent-style-name="Standard">
      <style:text-properties officeooo:rsid="000c0935" officeooo:paragraph-rsid="000f46d7"/>
    </style:style>
    <style:style style:name="P4" style:family="paragraph" style:parent-style-name="Standard">
      <style:text-properties fo:font-style="italic" officeooo:rsid="000c0935" officeooo:paragraph-rsid="000c0935" style:font-style-asian="italic" style:font-style-complex="italic"/>
    </style:style>
    <style:style style:name="P5" style:family="paragraph" style:parent-style-name="Standard">
      <style:text-properties officeooo:rsid="000df305" officeooo:paragraph-rsid="000df305"/>
    </style:style>
    <style:style style:name="P6" style:family="paragraph" style:parent-style-name="Standard">
      <style:text-properties officeooo:rsid="000df305" officeooo:paragraph-rsid="000f0295"/>
    </style:style>
    <style:style style:name="P7" style:family="paragraph" style:parent-style-name="Standard">
      <style:text-properties officeooo:rsid="000f0295" officeooo:paragraph-rsid="000f0295"/>
    </style:style>
    <style:style style:name="P8" style:family="paragraph" style:parent-style-name="Standard">
      <style:text-properties officeooo:rsid="000f0295" officeooo:paragraph-rsid="000f3197"/>
    </style:style>
    <style:style style:name="P9" style:family="paragraph" style:parent-style-name="Standard">
      <style:text-properties officeooo:rsid="000f3197" officeooo:paragraph-rsid="000f3197"/>
    </style:style>
    <style:style style:name="P10" style:family="paragraph" style:parent-style-name="Standard">
      <style:text-properties officeooo:rsid="000f46d7" officeooo:paragraph-rsid="00111bdf"/>
    </style:style>
    <style:style style:name="P11" style:family="paragraph" style:parent-style-name="Title">
      <style:text-properties fo:font-size="24pt" style:font-size-asian="24pt" style:font-size-complex="24pt"/>
    </style:style>
    <style:style style:name="T1" style:family="text">
      <style:text-properties officeooo:rsid="000c0935"/>
    </style:style>
    <style:style style:name="T2" style:family="text">
      <style:text-properties officeooo:rsid="000df305"/>
    </style:style>
    <style:style style:name="T3" style:family="text">
      <style:text-properties style:font-name="Courier New"/>
    </style:style>
    <style:style style:name="T4" style:family="text">
      <style:text-properties style:text-position="super 58%"/>
    </style:style>
    <style:style style:name="T5" style:family="text">
      <style:text-properties style:text-position="super 58%" officeooo:rsid="00111bdf"/>
    </style:style>
    <style:style style:name="T6" style:family="text">
      <style:text-properties officeooo:rsid="000f0295"/>
    </style:style>
    <style:style style:name="T7" style:family="text">
      <style:text-properties officeooo:rsid="00111bdf"/>
    </style:style>
    <style:style style:name="T8" style:family="text">
      <style:text-properties officeooo:rsid="001267a8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span text:style-name="T8">Involution</text:span> <text:span text:style-name="T2">f</text:span>rom Commutative Symmetry</text:p>
      <text:p text:style-name="P2">by Sven Nilsen, 2020</text:p>
      <text:p text:style-name="P1"/>
      <text:p text:style-name="P4">In this paper I prove that commutative symmetry implies <text:span text:style-name="T8">involution</text:span> of the symmetry operator.</text:p>
      <text:p text:style-name="P1"/>
      <text:p text:style-name="P1">A binary operator `f` is commutative symmetric if there exists a unary operator `g` such that:</text:p>
      <text:p text:style-name="P1"/>
      <text:p text:style-name="P3"><text:tab/>∀ a, b { f(a, b) = g(f(b, a)) } <text:s text:c="5"/>∧ <text:s text:c="5"/>∃<text:span text:style-name="T7">f &lt;=&gt; ∀g</text:span></text:p>
      <text:p text:style-name="P1"/>
      <text:p text:style-name="P5">Here, `g` is called the “symmetry operator”.</text:p>
      <text:p text:style-name="P1"/>
      <text:p text:style-name="P1">When `g &lt;=&gt; id`, the binary operator `f` is commutative.</text:p>
      <text:p text:style-name="P1">When `g &lt;=&gt; neg`, the binary operator `f` is anti-commutative.</text:p>
      <text:p text:style-name="P1"/>
      <text:p text:style-name="P5">Commutative symmetry unifies the properties of commutative and anti-commutative operators.</text:p>
      <text:p text:style-name="P5"/>
      <text:p text:style-name="P5">From commutative symmetry, one can prove the following:</text:p>
      <text:p text:style-name="P5"/>
      <text:p text:style-name="P5"><text:tab/><text:span text:style-name="T1">∀ a, b { f(a, b) = g(f(b, a)) }<text:tab/><text:tab/></text:span>=<text:tab/><text:span text:style-name="T1">∀ a, b { </text:span>g(<text:span text:style-name="T1">f(a, b)</text:span>)<text:span text:style-name="T1"> = f(b, a) }</text:span></text:p>
      <text:p text:style-name="P8"/>
      <text:p text:style-name="P9">In path semantical notation:</text:p>
      <text:p text:style-name="P9"/>
      <text:p text:style-name="P9"><text:tab/>f &lt;=&gt; f[swap → g]<text:tab/><text:tab/>&lt;=&gt;<text:tab/><text:tab/>f[id ⨯ id → g] &lt;=&gt; f[swap → id]</text:p>
      <text:p text:style-name="P9"/>
      <text:p text:style-name="P5">Proof:</text:p>
      <text:p text:style-name="P5"/>
      <text:p text:style-name="P5"><text:span text:style-name="T3">∵</text:span><text:tab/><text:span text:style-name="T1">∀ a, b { </text:span>g(<text:span text:style-name="T1">f(a, b)</text:span>)<text:span text:style-name="T1"> = f(b, a) }</text:span></text:p>
      <text:p text:style-name="P5"><text:span text:style-name="T3">∴</text:span><text:tab/><text:span text:style-name="T1">∀ a, b { f(b, a) = </text:span>g(<text:span text:style-name="T1">f(a, b)</text:span>)<text:span text:style-name="T1"> }<text:tab/><text:tab/></text:span>using `(x = y) = (y = x)`</text:p>
      <text:p text:style-name="P5"><text:span text:style-name="T3">∴</text:span><text:tab/><text:span text:style-name="T1">∀ </text:span>b<text:span text:style-name="T1">, </text:span>a<text:span text:style-name="T1"> { f(</text:span>a<text:span text:style-name="T1">, </text:span>b<text:span text:style-name="T1">) = </text:span>g(<text:span text:style-name="T1">f(</text:span>b<text:span text:style-name="T1">, </text:span>a<text:span text:style-name="T1">)</text:span>)<text:span text:style-name="T1"> }<text:tab/><text:tab/></text:span>replacing `a =&gt; b` and `b =&gt; a`</text:p>
      <text:p text:style-name="P5"><text:span text:style-name="T3">∴</text:span><text:tab/><text:span text:style-name="T1">∀ </text:span>a<text:span text:style-name="T1">, </text:span>b<text:span text:style-name="T1"> { f(</text:span>a<text:span text:style-name="T1">, </text:span>b<text:span text:style-name="T1">) = </text:span>g(<text:span text:style-name="T1">f(</text:span>b<text:span text:style-name="T1">, </text:span>a<text:span text:style-name="T1">)</text:span>)<text:span text:style-name="T1"> }<text:tab/><text:tab/></text:span>using `<text:span text:style-name="T1">∀ </text:span>x<text:span text:style-name="T1">, </text:span>y<text:span text:style-name="T1"> { … </text:span>} = <text:span text:style-name="T1">∀ </text:span>y<text:span text:style-name="T1">, </text:span>x<text:span text:style-name="T1"> { … </text:span>}`</text:p>
      <text:p text:style-name="P5"/>
      <text:p text:style-name="P5">Now, one can use this to prove that the symmetry operator `g` is <text:span text:style-name="T8">an involution</text:span>:</text:p>
      <text:p text:style-name="P5"/>
      <text:p text:style-name="P5"><text:tab/>g<text:span text:style-name="T4">2</text:span> &lt;=&gt; id</text:p>
      <text:p text:style-name="P5"/>
      <text:p text:style-name="P5">Proof:</text:p>
      <text:p text:style-name="P5"/>
      <text:p text:style-name="P5"><text:span text:style-name="T3">∵</text:span><text:tab/>g(g(f(a, b))</text:p>
      <text:p text:style-name="P6"><text:span text:style-name="T3">∴</text:span><text:tab/>g(f(b, a))<text:tab/><text:tab/><text:span text:style-name="T6">using `∀ a, b { </text:span>g(<text:span text:style-name="T1">f(a, b)</text:span>)<text:span text:style-name="T1"> = f(b, a) }`</text:span></text:p>
      <text:p text:style-name="P6"><text:span text:style-name="T3">∴</text:span><text:tab/>f(a, b)<text:tab/><text:tab/><text:tab/><text:span text:style-name="T6">using `∀ a, b { f(a, b) = g(f(b, a)) }`</text:span></text:p>
      <text:p text:style-name="P5"/>
      <text:p text:style-name="P10">Strictly said, this only proves `g · g{∃f} &lt;=&gt; id{∃f}`.<text:line-break/>However, <text:span text:style-name="T7">since `∃f &lt;=&gt; ∀g`, </text:span>g · g{∃f} &lt;=&gt; g · g{<text:span text:style-name="T7">∀g</text:span>} <text:span text:style-name="T7">&lt;=&gt; g</text:span> · g <text:span text:style-name="T7">&lt;=&gt; g</text:span><text:span text:style-name="T5">2</text:span><text:span text:style-name="T7">` and `id{</text:span>∃f<text:span text:style-name="T7">} &lt;=&gt; id{∀g}`</text:span>.<text:line-break/>Under this condition, `g<text:span text:style-name="T4">2</text:span> &lt;=&gt; id<text:span text:style-name="T7">{∀g}</text:span>` <text:span text:style-name="T7">which can be simplified to `g</text:span><text:span text:style-name="T5">2</text:span><text:span text:style-name="T7"> &lt;=&gt; id`</text:span>.</text:p>
      <text:p text:style-name="P5"/>
      <text:p text:style-name="P7">Q.E.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10T11:45:00.574368000</meta:creation-date>
    <dc:date>2020-09-07T16:35:56.471437000</dc:date>
    <meta:editing-duration>PT23M4S</meta:editing-duration>
    <meta:editing-cycles>4</meta:editing-cycles>
    <meta:generator>LibreOffice/5.1.2.2$MacOSX_X86_64 LibreOffice_project/d3bf12ecb743fc0d20e0be0c58ca359301eb705f</meta:generator>
    <meta:document-statistic meta:table-count="0" meta:image-count="0" meta:object-count="0" meta:page-count="1" meta:paragraph-count="26" meta:word-count="309" meta:character-count="1436" meta:non-whitespace-character-count="1130"/>
  </office:meta>
</office:document-meta>
</file>